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Markdown basics</text:p>
      <text:p text:style-name="Text_20_body">Markdown is just a plain text format that is designed to be easy to write, and, even more importantly, easy to read.</text:p>
      <text:p text:style-name="Text_20_body">For example:</text:p>
      <text:p text:style-name="P1">## Hello world</text:p>
      <text:p text:style-name="P2"/>
      <text:p text:style-name="P3">&gt; The world is nice.</text:p>
      <text:p text:style-name="P4"/>
      <text:p text:style-name="P5">And this is **important** to _note_.</text:p>
      <text:p text:style-name="First_20_paragraph">Will be rendered like this.</text:p>
      <text:h text:style-name="Heading_20_2" text:outline-level="2"><text:bookmark-start text:name="hello-world"/>Hello world<text:bookmark-end text:name="hello-world"/></text:h>
      <text:p text:style-name="P6">The world is nice.</text:p>
      <text:p text:style-name="First_20_paragraph">And this is <text:span text:style-name="T1">important</text:span> to <text:span text:style-name="T2">note</text:span>.</text:p>
      <text:p text:style-name="Text_20_body">The quarto documentation provide a detailed documentation here.</text:p>
      <text:p text:style-name="Text_20_body"><text:a xlink:type="simple" xlink:href="https://quarto.org/docs/authoring/markdown-basics.html" office:name=""><text:span text:style-name="Definition">https://quarto.org/docs/authoring/markdown-basics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Markdown basics</dc:title>
    <dc:description/>
    <dc:subject/>
    <meta:keyword/>
    <meta:initial-creator/>
    <dc:creator/>
    <meta:creation-date>2023-10-21T16:09:04Z</meta:creation-date>
    <dc:date>2023-10-21T16:09:04Z</dc:date>
    <meta:user-defined meta:name="biblio-config" meta:value-type="string">True</meta:user-defined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lug" meta:value-type="string">markdown</meta:user-defined>
    <meta:user-defined meta:name="toc-title" meta:value-type="string">Table of contents</meta:user-defined>
  </office:meta>
</office:document-meta>
</file>